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start-width="0.5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07cm"/>
    </style:style>
    <style:style style:name="gr3" style:family="graphic" style:parent-style-name="standard">
      <style:graphic-properties draw:stroke="none" svg:stroke-color="#000000" draw:fill="none" draw:fill-color="#ffffff" fo:min-height="0.8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P3" style:family="paragraph">
      <style:text-properties fo:font-family="'Liberation Sans'" style:font-family-generic="swiss" style:font-pitch="variable"/>
    </style:style>
    <style:style style:name="P4" style:family="paragraph">
      <style:paragraph-properties fo:margin-left="0cm" fo:margin-right="0cm" fo:text-indent="0cm"/>
      <style:text-properties fo:font-family="'Liberation Mono'" style:font-family-generic="modern" style:font-pitch="fixed" fo:font-size="14pt" style:font-size-asian="14pt" style:font-size-complex="14pt"/>
    </style:style>
    <style:style style:name="P5" style:family="paragraph">
      <style:text-properties fo:font-family="'Liberation Mono'" style:font-family-generic="modern" style:font-pitch="fixed" fo:font-size="14pt" style:font-size-asian="14pt" style:font-size-complex="14pt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font-family="'Liberation Mono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0.565cm" svg:y1="0.532cm" svg:x2="2.576cm" svg:y2="0.532cm">
          <text:p/>
        </draw:line>
        <draw:line draw:style-name="gr1" draw:text-style-name="P1" draw:layer="layout" svg:x1="0.575cm" svg:y1="2.664cm" svg:x2="0.575cm" svg:y2="0.532cm">
          <text:p/>
        </draw:line>
        <draw:line draw:style-name="gr1" draw:text-style-name="P1" draw:layer="layout" svg:x1="8.041cm" svg:y1="0.519cm" svg:x2="5.962cm" svg:y2="0.519cm">
          <text:p/>
        </draw:line>
        <draw:line draw:style-name="gr1" draw:text-style-name="P1" draw:layer="layout" svg:x1="8.031cm" svg:y1="2.534cm" svg:x2="8.031cm" svg:y2="0.506cm">
          <text:p/>
        </draw:line>
        <draw:line draw:style-name="gr1" draw:text-style-name="P1" draw:layer="layout" svg:x1="0.53cm" svg:y1="7.538cm" svg:x2="2.311cm" svg:y2="7.538cm">
          <text:p/>
        </draw:line>
        <draw:line draw:style-name="gr1" draw:text-style-name="P1" draw:layer="layout" svg:x1="0.54cm" svg:y1="5.257cm" svg:x2="0.54cm" svg:y2="7.552cm">
          <text:p/>
        </draw:line>
        <draw:line draw:style-name="gr1" draw:text-style-name="P1" draw:layer="layout" svg:x1="8.067cm" svg:y1="7.558cm" svg:x2="6.209cm" svg:y2="7.558cm">
          <text:p/>
        </draw:line>
        <draw:line draw:style-name="gr1" draw:text-style-name="P1" draw:layer="layout" svg:x1="8.057cm" svg:y1="5.308cm" svg:x2="8.057cm" svg:y2="7.572cm">
          <text:p/>
        </draw:line>
        <draw:frame draw:style-name="gr2" draw:text-style-name="P3" draw:layer="layout" svg:width="3.707cm" svg:height="0.963cm" svg:x="2.371cm" svg:y="0cm">
          <draw:text-box>
            <text:p text:style-name="P2"><text:span text:style-name="T1">Subtraction</text:span></text:p>
          </draw:text-box>
        </draw:frame>
        <draw:frame draw:style-name="gr3" draw:text-style-name="P2" draw:layer="layout" svg:width="2.905cm" svg:height="1.129cm" draw:transform="rotate (1.5707963267946) translate (0.093cm 5.375cm)">
          <draw:text-box>
            <text:p text:style-name="P2"><text:span text:style-name="T1">Addition</text:span></text:p>
          </draw:text-box>
        </draw:frame>
        <draw:frame draw:style-name="gr4" draw:text-style-name="P2" draw:layer="layout" svg:width="2.716cm" svg:height="0.963cm" draw:transform="rotate (-1.57079632679579) translate (8.606cm 2.716cm)">
          <draw:text-box>
            <text:p text:style-name="P2"><text:span text:style-name="T1">Division</text:span></text:p>
          </draw:text-box>
        </draw:frame>
        <draw:frame draw:style-name="gr5" draw:text-style-name="P3" draw:layer="layout" svg:width="4.16cm" svg:height="0.963cm" svg:x="2.176cm" svg:y="7.037cm">
          <draw:text-box>
            <text:p text:style-name="P2"><text:span text:style-name="T1">Multiplication</text:span></text:p>
          </draw:text-box>
        </draw:frame>
        <draw:frame draw:style-name="gr6" draw:text-style-name="P5" draw:layer="layout" svg:width="0.853cm" svg:height="0.963cm" svg:x="3.824cm" svg:y="3.519cm">
          <draw:text-box>
            <text:p text:style-name="P4"><text:span text:style-name="T2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meta:creation-date>2009-01-20T22:54:48</meta:creation-date>
    <dc:date>2020-03-30T16:27:38.08</dc:date>
    <dc:language>en-US</dc:language>
    <meta:editing-cycles>6</meta:editing-cycles>
    <meta:editing-duration>PT7H17M46S</meta:editing-duration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